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8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0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8" table:number-columns-repeated="2"/>
          <table:table-cell table:style-name="ce48" office:value-type="string">
            <text:p>GPS</text:p>
          </table:table-cell>
          <table:table-cell table:style-name="ce50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4-21_01-19-17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m :PHOTO 寝た時刻 / 2022">
            <text:p>:m :PHOTO 寝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4-21_07-37-02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4-21_11-07-02_000.jpg</text:p>
          </table:table-cell>
          <table:table-cell table:style-name="ce36" office:value-type="string">
            <text:p>:m RES 1*3 / free# JVEMV6 68#_235:1 / 68. theoretical-physics(tp) / topics=量子力学,w=~,doc=r-7-A1~1.1.1#1.3;1.4,s=~,i=~,other=calc+:マクスウェル方程式。電場の式、導出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RES 1*3 / free# JVEMV6 68#_235:1 / 68. theoretical-physics(tp) / topics=量子力学,w=~,doc=r-7-A1~1.1.1#1.3;1.4,s=~,i=~,other=calc+:マクスウェル方程式。電場の式、導出">
            <text:p>:m RES 1*3 / free# JVEMV6 68#_235:1 / 68. theoretical-physics(tp) / topics=量子力学,w=~,doc=r-7-A1~1.1.1#1.3;1.4,s=~,i=~,other=calc+:マクスウェル方程式。電場の式、導出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4-21_11-07-32_000.jpg</text:p>
          </table:table-cell>
          <table:table-cell table:style-name="ce36" office:value-type="string">
            <text:p>:m RES 2*3 / free# JVEMV6 68#_235:1 / 68. theoretical-physics(tp) / topics=量子力学,w=~,doc=r-7-A1~1.1.1#1.3;1.4,s=~,i=~,other=calc+:演習１－１:紫外線；calc+:紫外線、赤外線。イオン化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RES 2*3 / free# JVEMV6 68#_235:1 / 68. theoretical-physics(tp) / topics=量子力学,w=~,doc=r-7-A1~1.1.1#1.3;1.4,s=~,i=~,other=calc+:演習１－１:紫外線；calc+:紫外線、赤外線。イオン化">
            <text:p>:m RES 2*3 / free# JVEMV6 68#_235:1 / 68. theoretical-physics(tp) / topics=量子力学,w=~,doc=r-7-A1~1.1.1#1.3;1.4,s=~,i=~,other=calc+:演習１－１:紫外線；calc+:紫外線、赤外線。イオン化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4-21_11-07-48_000.jpg</text:p>
          </table:table-cell>
          <table:table-cell table:style-name="ce36" office:value-type="string">
            <text:p>:m RES 3*3 / free# JVEMV6 68#_235:1 / 68. theoretical-physics(tp) / topics=量子力学,w=~,doc=r-7-A1~1.1.1#1.3;1.4,s=~,i=~,other=calc+:演習１－１:紫外線；calc+:紫外線、赤外線。イオン化;result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RES 3*3 / free# JVEMV6 68#_235:1 / 68. theoretical-physics(tp) / topics=量子力学,w=~,doc=r-7-A1~1.1.1#1.3;1.4,s=~,i=~,other=calc+:演習１－１:紫外線；calc+:紫外線、赤外線。イオン化;result+">
            <text:p>:m RES 3*3 / free# JVEMV6 68#_235:1 / 68. theoretical-physics(tp) / topics=量子力学,w=~,doc=r-7-A1~1.1.1#1.3;1.4,s=~,i=~,other=calc+:演習１－１:紫外線；calc+:紫外線、赤外線。イオン化;result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4-21_15-50-23_000.jpg</text:p>
          </table:table-cell>
          <table:table-cell table:style-name="ce36" office:value-type="string">
            <text:p><text:s/>:PHOTO 面白いもの / @自室 / 間違えて移した画像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 :PHOTO 面白いもの / @自室 / 間違えて移した画像 ">
            <text:p><text:s/>:PHOTO 面白いもの / @自室 / 間違えて移した画像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2-04-21_15-50-45_000.jpg</text:p>
          </table:table-cell>
          <table:table-cell table:style-name="ce36" office:value-type="string">
            <text:p>:m RES 1*3 / free# JVEMV6 68#_235:2 / 68. theoretical-physics(tp) / topics=量子力学,w=スリット,doc=r-7-A1~1.1.1#1.11,s=~,i=~,other=calc+:演習１－４:０等星の光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RES 1*3 / free# JVEMV6 68#_235:2 / 68. theoretical-physics(tp) / topics=量子力学,w=スリット,doc=r-7-A1~1.1.1#1.11,s=~,i=~,other=calc+:演習１－４:０等星の光">
            <text:p>:m RES 1*3 / free# JVEMV6 68#_235:2 / 68. theoretical-physics(tp) / topics=量子力学,w=スリット,doc=r-7-A1~1.1.1#1.11,s=~,i=~,other=calc+:演習１－４:０等星の光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2-04-21_15-51-11_000.jpg</text:p>
          </table:table-cell>
          <table:table-cell table:style-name="ce36" office:value-type="string">
            <text:p>:m RES 2*3 / free# JVEMV6 68#_235:2 / 68. theoretical-physics(tp) / topics=量子力学,w=スリット,doc=r-7-A1~1.1.1#1.11,s=~,i=~,other=calc+:２つの光線。到達距離の比率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RES 2*3 / free# JVEMV6 68#_235:2 / 68. theoretical-physics(tp) / topics=量子力学,w=スリット,doc=r-7-A1~1.1.1#1.11,s=~,i=~,other=calc+:２つの光線。到達距離の比率">
            <text:p>:m RES 2*3 / free# JVEMV6 68#_235:2 / 68. theoretical-physics(tp) / topics=量子力学,w=スリット,doc=r-7-A1~1.1.1#1.11,s=~,i=~,other=calc+:２つの光線。到達距離の比率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9" office:value-type="string">
            <text:p>2022-04-21_15-51-26_000.jpg</text:p>
          </table:table-cell>
          <table:table-cell table:style-name="ce36" office:value-type="string">
            <text:p>:m RES 3*3 / free# JVEMV6 68#_235:2 / 68. theoretical-physics(tp) / topics=量子力学,w=スリット,doc=r-7-A1~1.1.1#1.11,s=~,i=~,other=calc+(cont.):２つの光線。到達距離の比率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RES 3*3 / free# JVEMV6 68#_235:2 / 68. theoretical-physics(tp) / topics=量子力学,w=スリット,doc=r-7-A1~1.1.1#1.11,s=~,i=~,other=calc+(cont.):２つの光線。到達距離の比率">
            <text:p>:m RES 3*3 / free# JVEMV6 68#_235:2 / 68. theoretical-physics(tp) / topics=量子力学,w=スリット,doc=r-7-A1~1.1.1#1.11,s=~,i=~,other=calc+(cont.):２つの光線。到達距離の比率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9" office:value-type="string">
            <text:p>2022-04-21_16-20-26_000.jpg</text:p>
          </table:table-cell>
          <table:table-cell table:style-name="ce36" office:value-type="string">
            <text:p>:m :篠笛,shinobue #*# / memo:song / song-id=s-2 / key=h-4(E),other=~ / N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:篠笛,shinobue #*# / memo:song / song-id=s-2 / key=h-4(E),other=~ / N~">
            <text:p>:m :篠笛,shinobue #*# / memo:song / song-id=s-2 / key=h-4(E),other=~ / N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9" office:value-type="string">
            <text:p>2022-04-21_18-47-49_000.jpg</text:p>
          </table:table-cell>
          <table:table-cell table:style-name="ce36" office:value-type="string">
            <text:p>:m :篠笛,shinobue #*# / memo:song / song-id=s-3 / key=~,notes=4`-6`-6`-4`-6`-4`-6`-,other=~ / N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:篠笛,shinobue #*# / memo:song / song-id=s-3 / key=~,notes=4`-6`-6`-4`-6`-4`-6`-,other=~ / N~">
            <text:p>:m :篠笛,shinobue #*# / memo:song / song-id=s-3 / key=~,notes=4`-6`-6`-4`-6`-4`-6`-,other=~ / N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9"/>
          <table:table-cell table:style-name="ce11"/>
          <table:table-cell table:style-name="ce11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0"/>
          <table:table-cell table:style-name="ce20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6]=&quot;&quot;;[.C56];CONCATENATE([.C56];&quot; / &quot;;[.E5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8]=&quot;&quot;;[.C58];CONCATENATE([.C58];&quot; / &quot;;[.E5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0"/>
          <table:table-cell table:style-name="ce49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0"/>
          <table:table-cell table:style-name="ce20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number-columns-repeated="2" table:style-name="ce20" office:value-type="string">
            <text:p>**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80]=&quot;&quot;;[.C80];CONCATENATE([.C80];&quot; / &quot;;[.E80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<text:s/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<text:s/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17])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3" office:value-type="string">
            <text:p>XXX</text:p>
          </table:table-cell>
          <table:table-cell table:style-name="ce46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7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2">2022/04/22</text:date>, <text:time>14:35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4-22T14:35:05.09</dc:date>
    <dc:creator>iwabuchi ken</dc:creator>
    <meta:editing-duration>P46DT12H35M34S</meta:editing-duration>
    <meta:editing-cycles>14980</meta:editing-cycles>
    <meta:document-statistic meta:table-count="2" meta:cell-count="483" meta:object-count="0"/>
    <meta:user-defined meta:name="qrichtext">1</meta:user-defined>
  </office:meta>
</office:document-meta>
</file>